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ctoryConfiguration.create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actoryConfiguration.addToolbox( ToolboxConfiguration toolbo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toryConfiguration.ge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toryConfiguration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toryConfiguration.getToolbox( String sco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actoryConfigurat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toryConfiguration.getData( Data find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actoryConfiguration.has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toryConfiguration.removeToolbox( ToolboxConfiguration toolbo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toryConfiguration.getToolbox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toryConfiguration.setData( Collection &lt; Data &gt;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actoryConfiguration.getData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actoryConfiguration.addConfiguration( FactoryConfiguration confi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actoryConfiguration.setSource( String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toryConfiguration.addSource( String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toryConfiguration.FactoryConfiguration( Class clazz , String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toryConfiguration.equals( Object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actoryConfiguration.setToolboxes( Collection &lt; ToolboxConfiguration &gt; toolbox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toryConfiguration.toString( boolean includeSource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">
            <text:p text:style-name="Table_20_Contents">1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FactoryConfiguration.removeData( Data datu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toryConfiguration.ge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toryConfiguration.addData( Data newDatu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actoryConfiguration.valid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actoryConfiguration.getSour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toryConfiguration.FactoryConfiguration( String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toryConfiguration.Factory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